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line-height="100%" fo:orphans="0" fo:widows="0" style:page-number="1"/>
      <style:text-properties style:font-name="Liberation Serif" fo:font-size="12pt" style:font-name-asian="Liberation Serif1" style:font-size-asian="12pt" style:font-name-complex="Liberation Serif1" style:font-size-complex="12pt"/>
    </style:style>
    <style:style style:name="P2" style:family="paragraph" style:parent-style-name="Standard">
      <style:paragraph-properties fo:line-height="100%" fo:orphans="0" fo:widows="0"/>
      <style:text-properties style:font-name="Liberation Serif" fo:font-size="12pt" style:font-name-asian="Liberation Serif1" style:font-size-asian="12pt" style:font-name-complex="Liberation Serif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he core of our program will be our Waypoint object. This will be an object that represents a section of whatever park our program is being used at. It will store its location, name, and will contain an unordered_map&lt;string, int&gt; of all the different things being measured at that location, and what the measurements are. For example, we expect fire risk to be a common measure, so one element of the map would be [”Fire Risk”, some_number]. The location will be a pair of coordinates x,y, and will be based on an actual map of the location. We plan to use doubles between 0 and 1 for the coordinate variables, with 0 being one edge of the map and 1 being the other edge. These will be placed through a GUI, so the user shouldn’t need to interact with the numbers. If that changes, we will find a more user-understandable approach.</text:p>
      <text:p text:style-name="P2"><text:tab/>We will have multiple data structures that each store pointers to all of the Waypoints. This allows for different user needs to each have high time-efficiency. First, we will have a hashmap that stores all existing waypoints. The hashmap will use separate chaining. The hash function will operate on the name of the Waypoint. This way, if the user needs to search for a specific waypoint, they will be able to find it in O(1) time. Next, we will have a vector of all the existing waypoints. This allows for the user to execute a general search for all waypoints, ordered by priority in any given measurement. We will be using heapsort for this. For example, if a user wants to search for all of the waypoints in order of highest fire risk, it would reorder this vector and then display in order. We considered using priority queues but realized that the user might care about which waypoint was second or third highest risk as well. We also considered having a separate vector for each type of measurement, so that we wouldn’t have to re-sort each time the user searches, but decided that the cost in memory was too high.</text:p>
      <text:p text:style-name="P2"><text:tab/>We will also store a set of all of the measurements the user is storing, so that the user can add or remove measurements as needed. For example, some parks might care more about flood risk, while other parks will care about the risk of drought. Different parks will have different priorities in what they measure, so they will be able to choose for themselves what they keep track of. As soon as this set is updated, the program will update the map in each waypoint with the new keys. If a new key was added, then the value will have a default value of 0.</text:p>
      <text:p text:style-name="P2"><text:tab/>The last core part of our code will be the “undo button”. This will be implemented by keeping a stack of deleted waypoints. Any time the user chooses to delete a waypoint, it will be removed from the hashtable and vector, and added to the stack. If the user hits the undo button, it will be popped from the stack and added back to the hashmap and vector. The stack will be implemented using a linked list.</text:p>
      <text:p text:style-name="P2"><text:tab/>All of these concepts will be organized into separate files. We will create a linked list template in linked_list.hpp, which will be used by stack.hpp in its stack template. Hashmap will not be a template class, and will instead be split into hashmap.hpp and hashmap.cpp, as our hash function relies on input containing a “name” property.</text:p>
      <text:p text:style-name="P2"><text:tab/>Outside of that, we will have a file for the GUI, and a file for event call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document-statistic meta:table-count="0" meta:image-count="0" meta:object-count="0" meta:page-count="1" meta:paragraph-count="6" meta:word-count="607" meta:character-count="3334" meta:non-whitespace-character-count="2726"/>
  </office:meta>
</office:document-meta>
</file>